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171" officeooo:paragraph-rsid="00048171"/>
    </style:style>
    <style:style style:name="P2" style:family="paragraph" style:parent-style-name="Standard">
      <style:text-properties officeooo:rsid="00073b82" officeooo:paragraph-rsid="00073b82"/>
    </style:style>
    <style:style style:name="P3" style:family="paragraph" style:parent-style-name="Standard">
      <style:text-properties officeooo:rsid="00073b82" officeooo:paragraph-rsid="001215ee"/>
    </style:style>
    <style:style style:name="P4" style:family="paragraph" style:parent-style-name="Standard">
      <style:text-properties officeooo:rsid="000b84e9" officeooo:paragraph-rsid="00073b82"/>
    </style:style>
    <style:style style:name="P5" style:family="paragraph" style:parent-style-name="Standard">
      <style:text-properties officeooo:rsid="000b84e9" officeooo:paragraph-rsid="000b84e9"/>
    </style:style>
    <style:style style:name="P6" style:family="paragraph" style:parent-style-name="Standard">
      <style:text-properties officeooo:rsid="000dc314" officeooo:paragraph-rsid="000dc314"/>
    </style:style>
    <style:style style:name="P7" style:family="paragraph" style:parent-style-name="Standard">
      <style:text-properties officeooo:rsid="00137f21" officeooo:paragraph-rsid="00137f21"/>
    </style:style>
    <style:style style:name="P8" style:family="paragraph" style:parent-style-name="Standard">
      <style:text-properties officeooo:rsid="0014cc03" officeooo:paragraph-rsid="0014cc03"/>
    </style:style>
    <style:style style:name="P9" style:family="paragraph" style:parent-style-name="Standard">
      <style:text-properties officeooo:rsid="001713ca" officeooo:paragraph-rsid="001713ca"/>
    </style:style>
    <style:style style:name="P10" style:family="paragraph" style:parent-style-name="Standard">
      <style:text-properties officeooo:rsid="000f368a" officeooo:paragraph-rsid="000dc314"/>
    </style:style>
    <style:style style:name="P11" style:family="paragraph" style:parent-style-name="Standard">
      <style:text-properties officeooo:rsid="001215ee" officeooo:paragraph-rsid="001215ee"/>
    </style:style>
    <style:style style:name="P12" style:family="paragraph" style:parent-style-name="Standard">
      <style:text-properties officeooo:rsid="00073b82" officeooo:paragraph-rsid="00073b82"/>
    </style:style>
    <style:style style:name="P13" style:family="paragraph" style:parent-style-name="Standard">
      <style:text-properties officeooo:rsid="000b84e9" officeooo:paragraph-rsid="001713ca"/>
    </style:style>
    <style:style style:name="T1" style:family="text">
      <style:text-properties officeooo:rsid="000640cd"/>
    </style:style>
    <style:style style:name="T2" style:family="text">
      <style:text-properties officeooo:rsid="000a66ac"/>
    </style:style>
    <style:style style:name="T3" style:family="text">
      <style:text-properties officeooo:rsid="000cb6c4"/>
    </style:style>
    <style:style style:name="T4" style:family="text">
      <style:text-properties officeooo:rsid="000f368a"/>
    </style:style>
    <style:style style:name="T5" style:family="text">
      <style:text-properties officeooo:rsid="001215ee"/>
    </style:style>
    <style:style style:name="T6" style:family="text">
      <style:text-properties officeooo:rsid="00137f21"/>
    </style:style>
    <style:style style:name="T7" style:family="text">
      <style:text-properties officeooo:rsid="0014cc03"/>
    </style:style>
    <style:style style:name="T8" style:family="text">
      <style:text-properties officeooo:rsid="00156495"/>
    </style:style>
    <style:style style:name="T9" style:family="text">
      <style:text-properties officeooo:rsid="001a9981"/>
    </style:style>
    <style:style style:name="T10" style:family="text">
      <style:text-properties officeooo:rsid="001b7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cktower <text:span text:style-name="T10">WP Outline </text:span></text:p>
      <text:p text:style-name="P1"/>
      <text:p text:style-name="P1">An EVM compliant protocol for reoccurring timely payments</text:p>
      <text:p text:style-name="P1"/>
      <text:p text:style-name="P1">Many financial and commercial uses such as mortgage, rent, <text:span text:style-name="T2">and </text:span>bond payments, <text:span text:style-name="T9">e</text:span><text:span text:style-name="T1">state</text:span> planning, <text:span text:style-name="T1">s</text:span>ubscriptions for goods and services <text:span text:style-name="T1">and many others. </text:span></text:p>
      <text:p text:style-name="P1"/>
      <text:p text:style-name="P1">The missing piece in decentralized finance. </text:p>
      <text:p text:style-name="P1"/>
      <text:p text:style-name="P6">The Three Problems</text:p>
      <text:p text:style-name="P6"/>
      <text:p text:style-name="P6">1) Incentivized Polling</text:p>
      <text:p text:style-name="P6"/>
      <text:p text:style-name="P6"><text:tab/>A) Limitations of smart contracts</text:p>
      <text:p text:style-name="P6"><text:tab/><text:tab/>---watch analogy</text:p>
      <text:p text:style-name="P6"><text:tab/><text:tab/>---Smart contracts cannot run timely actions without being polled by an EOA <text:tab/><text:tab/><text:tab/>account.</text:p>
      <text:p text:style-name="P6"/>
      <text:p text:style-name="P6"><text:tab/>B) <text:s/>Polling mechanics</text:p>
      <text:p text:style-name="P6"><text:tab/><text:tab/>-- allowance</text:p>
      <text:p text:style-name="P6"><text:tab/><text:tab/>-- percentage of total</text:p>
      <text:p text:style-name="P6"><text:tab/><text:tab/>-- incentivized remit</text:p>
      <text:p text:style-name="P6"/>
      <text:p text:style-name="P6"><text:tab/>C) Avoiding stalling</text:p>
      <text:p text:style-name="P6"><text:tab/><text:tab/>-- paid in kind (erc20)</text:p>
      <text:p text:style-name="P6"><text:tab/><text:tab/>-- token minimum</text:p>
      <text:p text:style-name="P6"><text:tab/><text:tab/>-- lower the gas the better for all parties</text:p>
      <text:p text:style-name="P6"/>
      <text:p text:style-name="P6">2) Time Conversion</text:p>
      <text:p text:style-name="P6"/>
      <text:p text:style-name="P6"><text:tab/><text:span text:style-name="T4">A) Time</text:span></text:p>
      <text:p text:style-name="P6"><text:tab/><text:tab/>--- <text:span text:style-name="T4">Gregorian vs Unix Time</text:span></text:p>
      <text:p text:style-name="P6"><text:tab/><text:span text:style-name="T4">B) Time Series </text:span></text:p>
      <text:p text:style-name="P6"><text:tab/><text:tab/>--- <text:span text:style-name="T4">Don’t work with incremented time because they are not a defined point but a <text:tab/><text:tab/><text:tab/>neverending series of points. </text:span></text:p>
      <text:p text:style-name="P10"><text:tab/>C) Conversion in the contract through the use of Julian Day calcs. Show calcs.</text:p>
      <text:p text:style-name="P6"/>
      <text:p text:style-name="P6">3) Fees and Refunds</text:p>
      <text:p text:style-name="P2"/>
      <text:p text:style-name="P2"><text:tab/><text:span text:style-name="T5">A) Proration. Show calcs</text:span></text:p>
      <text:p text:style-name="P2"/>
      <text:p text:style-name="P2"><text:tab/><text:tab/>--- <text:span text:style-name="T5">first payment holdback</text:span></text:p>
      <text:p text:style-name="P2"/>
      <text:p text:style-name="P3"><text:tab/><text:span text:style-name="T5">B) The three users. Examples of exploits</text:span></text:p>
      <text:p text:style-name="P3"><text:tab/><text:tab/>-- <text:span text:style-name="T5">fee balances</text:span></text:p>
      <text:p text:style-name="P3"><text:tab/><text:tab/>-- <text:span text:style-name="T5">contract as source of dynamic refund policy</text:span></text:p>
      <text:p text:style-name="P3"/>
      <text:p text:style-name="P11"><text:tab/>C) Conditional Refunds. Show table</text:p>
      <text:p text:style-name="P3"><text:tab/></text:p>
      <text:p text:style-name="P2"/>
      <text:p text:style-name="P2"/>
      <text:p text:style-name="P2"/>
      <text:p text:style-name="P2"><text:soft-page-break/>Lifecycle</text:p>
      <text:p text:style-name="P2"/>
      <text:p text:style-name="P2">--- <text:span text:style-name="T6">note about use of subscription terms but can be applicable to any sort of regular payment. Use of Provider, Subscriber, Caller. But in a different context could be Payer, Receiver.</text:span></text:p>
      <text:p text:style-name="P2"/>
      <text:p text:style-name="P7">1) Creating a subscription</text:p>
      <text:p text:style-name="P4"/>
      <text:p text:style-name="P4"><text:tab/>--- <text:span text:style-name="T6">Provider makes function call. Parameters</text:span></text:p>
      <text:p text:style-name="P4"><text:tab/>--- <text:span text:style-name="T6">Describe function to destroy subscription. </text:span></text:p>
      <text:p text:style-name="P4"><text:tab/>--- <text:span text:style-name="T6">Graph</text:span></text:p>
      <text:p text:style-name="P7">2) Signing up to pay</text:p>
      <text:p text:style-name="P7"/>
      <text:p text:style-name="P7"><text:tab/>--- Approval transaction</text:p>
      <text:p text:style-name="P7"><text:tab/>--- Calling the subscribe function. Parameters.</text:p>
      <text:p text:style-name="P7"><text:tab/>--- Unsubscribe. Parameters</text:p>
      <text:p text:style-name="P7"><text:tab/>--- Graph</text:p>
      <text:p text:style-name="P7"/>
      <text:p text:style-name="P7">3) <text:span text:style-name="T7">Polling the contract</text:span></text:p>
      <text:p text:style-name="P7"/>
      <text:p text:style-name="P7"><text:tab/>--- <text:span text:style-name="T7">Remit function. No parameters</text:span></text:p>
      <text:p text:style-name="P7"><text:tab/>--- <text:span text:style-name="T7">Only called once a day</text:span></text:p>
      <text:p text:style-name="P7"><text:tab/>--- <text:span text:style-name="T7">Fees immediately sent from contract fee balance</text:span></text:p>
      <text:p text:style-name="P7"><text:tab/>--- <text:span text:style-name="T7">Graph</text:span></text:p>
      <text:p text:style-name="P7"/>
      <text:p text:style-name="P8">4) Fails</text:p>
      <text:p text:style-name="P8"/>
      <text:p text:style-name="P8"><text:tab/>--- <text:span text:style-name="T8">Allowance and balance</text:span></text:p>
      <text:p text:style-name="P8"><text:tab/></text:p>
      <text:p text:style-name="P9">Goals</text:p>
      <text:p text:style-name="P13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6:23:17.516596307</meta:creation-date>
    <dc:date>2024-03-08T15:53:43.929155927</dc:date>
    <meta:editing-duration>PT8H48M32S</meta:editing-duration>
    <meta:editing-cycles>18</meta:editing-cycles>
    <meta:generator>LibreOffice/24.2.1.2$Linux_X86_64 LibreOffice_project/22b49863b83d7bfdb3898aaaf02f7b32e9b8f988</meta:generator>
    <meta:document-statistic meta:table-count="0" meta:image-count="0" meta:object-count="0" meta:page-count="2" meta:paragraph-count="51" meta:word-count="281" meta:character-count="1763" meta:non-whitespace-character-count="1471"/>
  </office:meta>
</office:document-meta>
</file>